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1.71979166666667cm"/>
    </style:style>
    <style:style style:name="ro1" style:family="table-row">
      <style:table-row-properties style:row-height="16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6384" table:default-cell-style-name="ce1"/>
        <table:table-row table:style-name="ro1">
          <table:table-cell office:value-type="string" table:style-name="ce2">
            <text:p>GROUP</text:p>
          </table:table-cell>
          <table:table-cell office:value-type="string" table:style-name="ce2">
            <text:p>PAY_RATE</text:p>
          </table:table-cell>
          <table:table-cell office:value-type="string" table:style-name="ce2">
            <text:p>%ACC</text:p>
          </table:table-cell>
          <table:table-cell office:value-type="string" table:style-name="ce2">
            <text:p>POINT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Low</text:p>
          </table:table-cell>
          <table:table-cell office:value-type="float" office:value="6.820459290187892" table:style-name="ce1">
            <text:p>6.82045929</text:p>
          </table:table-cell>
          <table:table-cell office:value-type="float" office:value="75" table:style-name="ce1">
            <text:p>75</text:p>
          </table:table-cell>
          <table:table-cell office:value-type="float" office:value="270" table:style-name="ce1">
            <text:p>27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Low</text:p>
          </table:table-cell>
          <table:table-cell office:value-type="float" office:value="9.138461538461538" table:style-name="ce1">
            <text:p>9.138461538</text:p>
          </table:table-cell>
          <table:table-cell office:value-type="float" office:value="76.111111111111114" table:style-name="ce1">
            <text:p>76.11111111</text:p>
          </table:table-cell>
          <table:table-cell office:value-type="float" office:value="274" table:style-name="ce1">
            <text:p>27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Low</text:p>
          </table:table-cell>
          <table:table-cell office:value-type="float" office:value="6.8383045525902659" table:style-name="ce1">
            <text:p>6.838304553</text:p>
          </table:table-cell>
          <table:table-cell office:value-type="float" office:value="74.722222222222229" table:style-name="ce1">
            <text:p>74.72222222</text:p>
          </table:table-cell>
          <table:table-cell office:value-type="float" office:value="269" table:style-name="ce1">
            <text:p>26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Low</text:p>
          </table:table-cell>
          <table:table-cell office:value-type="float" office:value="7.4376778599886162" table:style-name="ce1">
            <text:p>7.43767786</text:p>
          </table:table-cell>
          <table:table-cell office:value-type="float" office:value="75.555555555555557" table:style-name="ce1">
            <text:p>75.55555556</text:p>
          </table:table-cell>
          <table:table-cell office:value-type="float" office:value="272" table:style-name="ce1">
            <text:p>27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Low</text:p>
          </table:table-cell>
          <table:table-cell office:value-type="float" office:value="9.7015590200445416" table:style-name="ce1">
            <text:p>9.70155902</text:p>
          </table:table-cell>
          <table:table-cell office:value-type="float" office:value="71.111111111111114" table:style-name="ce1">
            <text:p>71.11111111</text:p>
          </table:table-cell>
          <table:table-cell office:value-type="float" office:value="256" table:style-name="ce1">
            <text:p>25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Low</text:p>
          </table:table-cell>
          <table:table-cell office:value-type="float" office:value="8.8000000000000007" table:style-name="ce1">
            <text:p>8.8</text:p>
          </table:table-cell>
          <table:table-cell office:value-type="float" office:value="74.166666666666671" table:style-name="ce1">
            <text:p>74.16666667</text:p>
          </table:table-cell>
          <table:table-cell office:value-type="float" office:value="267" table:style-name="ce1">
            <text:p>26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Low</text:p>
          </table:table-cell>
          <table:table-cell office:value-type="float" office:value="7.5146635997699827" table:style-name="ce1">
            <text:p>7.5146636</text:p>
          </table:table-cell>
          <table:table-cell office:value-type="float" office:value="81.666666666666671" table:style-name="ce1">
            <text:p>81.66666667</text:p>
          </table:table-cell>
          <table:table-cell office:value-type="float" office:value="294" table:style-name="ce1">
            <text:p>29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Low</text:p>
          </table:table-cell>
          <table:table-cell office:value-type="float" office:value="5.3689400164338545" table:style-name="ce1">
            <text:p>5.368940016</text:p>
          </table:table-cell>
          <table:table-cell office:value-type="float" office:value="69.166666666666671" table:style-name="ce1">
            <text:p>69.16666667</text:p>
          </table:table-cell>
          <table:table-cell office:value-type="float" office:value="249" table:style-name="ce1">
            <text:p>24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Low</text:p>
          </table:table-cell>
          <table:table-cell office:value-type="float" office:value="6.2377088305489261" table:style-name="ce1">
            <text:p>6.237708831</text:p>
          </table:table-cell>
          <table:table-cell office:value-type="float" office:value="71.944444444444443" table:style-name="ce1">
            <text:p>71.94444444</text:p>
          </table:table-cell>
          <table:table-cell office:value-type="float" office:value="259" table:style-name="ce1">
            <text:p>25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Low</text:p>
          </table:table-cell>
          <table:table-cell office:value-type="float" office:value="7.9440729483282686" table:style-name="ce1">
            <text:p>7.944072948</text:p>
          </table:table-cell>
          <table:table-cell office:value-type="float" office:value="53.888888888888886" table:style-name="ce1">
            <text:p>53.88888889</text:p>
          </table:table-cell>
          <table:table-cell office:value-type="float" office:value="194" table:style-name="ce1">
            <text:p>19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Low</text:p>
          </table:table-cell>
          <table:table-cell office:value-type="float" office:value="10.572815533980581" table:style-name="ce1">
            <text:p>10.57281553</text:p>
          </table:table-cell>
          <table:table-cell office:value-type="float" office:value="76.666666666666671" table:style-name="ce1">
            <text:p>76.66666667</text:p>
          </table:table-cell>
          <table:table-cell office:value-type="float" office:value="276" table:style-name="ce1">
            <text:p>27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Low</text:p>
          </table:table-cell>
          <table:table-cell office:value-type="float" office:value="5.065116279069767" table:style-name="ce1">
            <text:p>5.065116279</text:p>
          </table:table-cell>
          <table:table-cell office:value-type="float" office:value="84.444444444444443" table:style-name="ce1">
            <text:p>84.44444444</text:p>
          </table:table-cell>
          <table:table-cell office:value-type="float" office:value="304" table:style-name="ce1">
            <text:p>30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Low</text:p>
          </table:table-cell>
          <table:table-cell office:value-type="float" office:value="10.667755102040816" table:style-name="ce1">
            <text:p>10.6677551</text:p>
          </table:table-cell>
          <table:table-cell office:value-type="float" office:value="53.333333333333336" table:style-name="ce1">
            <text:p>53.33333333</text:p>
          </table:table-cell>
          <table:table-cell office:value-type="float" office:value="192" table:style-name="ce1">
            <text:p>1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Low</text:p>
          </table:table-cell>
          <table:table-cell office:value-type="float" office:value="9.2680851063829781" table:style-name="ce1">
            <text:p>9.268085106</text:p>
          </table:table-cell>
          <table:table-cell office:value-type="float" office:value="51.94444444444445" table:style-name="ce1">
            <text:p>51.94444444</text:p>
          </table:table-cell>
          <table:table-cell office:value-type="float" office:value="187" table:style-name="ce1">
            <text:p>1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Low</text:p>
          </table:table-cell>
          <table:table-cell office:value-type="float" office:value="7.1920748486516235" table:style-name="ce1">
            <text:p>7.192074849</text:p>
          </table:table-cell>
          <table:table-cell office:value-type="float" office:value="80" table:style-name="ce1">
            <text:p>80</text:p>
          </table:table-cell>
          <table:table-cell office:value-type="float" office:value="288" table:style-name="ce1">
            <text:p>2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Low</text:p>
          </table:table-cell>
          <table:table-cell office:value-type="float" office:value="7.8628158844765332" table:style-name="ce1">
            <text:p>7.862815884</text:p>
          </table:table-cell>
          <table:table-cell office:value-type="float" office:value="81.388888888888886" table:style-name="ce1">
            <text:p>81.38888889</text:p>
          </table:table-cell>
          <table:table-cell office:value-type="float" office:value="293" table:style-name="ce1">
            <text:p>2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Low</text:p>
          </table:table-cell>
          <table:table-cell office:value-type="float" office:value="8.1522145976294436" table:style-name="ce1">
            <text:p>8.152214598</text:p>
          </table:table-cell>
          <table:table-cell office:value-type="float" office:value="83.055555555555557" table:style-name="ce1">
            <text:p>83.05555556</text:p>
          </table:table-cell>
          <table:table-cell office:value-type="float" office:value="299" table:style-name="ce1">
            <text:p>29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Low</text:p>
          </table:table-cell>
          <table:table-cell office:value-type="float" office:value="4.8706671636228114" table:style-name="ce1">
            <text:p>4.870667164</text:p>
          </table:table-cell>
          <table:table-cell office:value-type="float" office:value="51.94444444444445" table:style-name="ce1">
            <text:p>51.94444444</text:p>
          </table:table-cell>
          <table:table-cell office:value-type="float" office:value="187" table:style-name="ce1">
            <text:p>1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Low</text:p>
          </table:table-cell>
          <table:table-cell office:value-type="float" office:value="8.5748031496063" table:style-name="ce1">
            <text:p>8.57480315</text:p>
          </table:table-cell>
          <table:table-cell office:value-type="float" office:value="73.055555555555557" table:style-name="ce1">
            <text:p>73.05555556</text:p>
          </table:table-cell>
          <table:table-cell office:value-type="float" office:value="263" table:style-name="ce1">
            <text:p>26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Low</text:p>
          </table:table-cell>
          <table:table-cell office:value-type="float" office:value="6.6402439024390247" table:style-name="ce1">
            <text:p>6.640243902</text:p>
          </table:table-cell>
          <table:table-cell office:value-type="float" office:value="55.277777777777779" table:style-name="ce1">
            <text:p>55.27777778</text:p>
          </table:table-cell>
          <table:table-cell office:value-type="float" office:value="199" table:style-name="ce1">
            <text:p>19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Low</text:p>
          </table:table-cell>
          <table:table-cell office:value-type="float" office:value="8.208542713567839" table:style-name="ce1">
            <text:p>8.208542714</text:p>
          </table:table-cell>
          <table:table-cell office:value-type="float" office:value="63.611111111111107" table:style-name="ce1">
            <text:p>63.61111111</text:p>
          </table:table-cell>
          <table:table-cell office:value-type="float" office:value="229" table:style-name="ce1">
            <text:p>22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Low</text:p>
          </table:table-cell>
          <table:table-cell office:value-type="float" office:value="6.556949322629201" table:style-name="ce1">
            <text:p>6.556949323</text:p>
          </table:table-cell>
          <table:table-cell office:value-type="float" office:value="73.611111111111114" table:style-name="ce1">
            <text:p>73.61111111</text:p>
          </table:table-cell>
          <table:table-cell office:value-type="float" office:value="265" table:style-name="ce1">
            <text:p>26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Low</text:p>
          </table:table-cell>
          <table:table-cell office:value-type="float" office:value="7.0371567043618741" table:style-name="ce1">
            <text:p>7.037156704</text:p>
          </table:table-cell>
          <table:table-cell office:value-type="float" office:value="72.5" table:style-name="ce1">
            <text:p>72.5</text:p>
          </table:table-cell>
          <table:table-cell office:value-type="float" office:value="261" table:style-name="ce1">
            <text:p>26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Low</text:p>
          </table:table-cell>
          <table:table-cell office:value-type="float" office:value="9.4014388489208649" table:style-name="ce1">
            <text:p>9.401438849</text:p>
          </table:table-cell>
          <table:table-cell office:value-type="float" office:value="64.166666666666671" table:style-name="ce1">
            <text:p>64.16666667</text:p>
          </table:table-cell>
          <table:table-cell office:value-type="float" office:value="231" table:style-name="ce1">
            <text:p>23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Low</text:p>
          </table:table-cell>
          <table:table-cell office:value-type="float" office:value="5.5514018691588785" table:style-name="ce1">
            <text:p>5.551401869</text:p>
          </table:table-cell>
          <table:table-cell office:value-type="float" office:value="77.777777777777786" table:style-name="ce1">
            <text:p>77.77777778</text:p>
          </table:table-cell>
          <table:table-cell office:value-type="float" office:value="280" table:style-name="ce1">
            <text:p>28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Low</text:p>
          </table:table-cell>
          <table:table-cell office:value-type="float" office:value="6.5079681274900398" table:style-name="ce1">
            <text:p>6.507968127</text:p>
          </table:table-cell>
          <table:table-cell office:value-type="float" office:value="72.5" table:style-name="ce1">
            <text:p>72.5</text:p>
          </table:table-cell>
          <table:table-cell office:value-type="float" office:value="261" table:style-name="ce1">
            <text:p>26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Low</text:p>
          </table:table-cell>
          <table:table-cell office:value-type="float" office:value="8.4582524271844655" table:style-name="ce1">
            <text:p>8.458252427</text:p>
          </table:table-cell>
          <table:table-cell office:value-type="float" office:value="68.888888888888886" table:style-name="ce1">
            <text:p>68.88888889</text:p>
          </table:table-cell>
          <table:table-cell office:value-type="float" office:value="248" table:style-name="ce1">
            <text:p>24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Low</text:p>
          </table:table-cell>
          <table:table-cell office:value-type="float" office:value="6.6335025380710668" table:style-name="ce1">
            <text:p>6.633502538</text:p>
          </table:table-cell>
          <table:table-cell office:value-type="float" office:value="73.611111111111114" table:style-name="ce1">
            <text:p>73.61111111</text:p>
          </table:table-cell>
          <table:table-cell office:value-type="float" office:value="265" table:style-name="ce1">
            <text:p>26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Low</text:p>
          </table:table-cell>
          <table:table-cell office:value-type="float" office:value="9.9376425855513322" table:style-name="ce1">
            <text:p>9.937642586</text:p>
          </table:table-cell>
          <table:table-cell office:value-type="float" office:value="77.5" table:style-name="ce1">
            <text:p>77.5</text:p>
          </table:table-cell>
          <table:table-cell office:value-type="float" office:value="279" table:style-name="ce1">
            <text:p>27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Low</text:p>
          </table:table-cell>
          <table:table-cell office:value-type="float" office:value="8.9691146190803011" table:style-name="ce1">
            <text:p>8.969114619</text:p>
          </table:table-cell>
          <table:table-cell office:value-type="float" office:value="77.777777777777786" table:style-name="ce1">
            <text:p>77.77777778</text:p>
          </table:table-cell>
          <table:table-cell office:value-type="float" office:value="280" table:style-name="ce1">
            <text:p>28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Low</text:p>
          </table:table-cell>
          <table:table-cell office:value-type="float" office:value="8.0517560073937151" table:style-name="ce1">
            <text:p>8.051756007</text:p>
          </table:table-cell>
          <table:table-cell office:value-type="float" office:value="80.555555555555557" table:style-name="ce1">
            <text:p>80.55555556</text:p>
          </table:table-cell>
          <table:table-cell office:value-type="float" office:value="290" table:style-name="ce1">
            <text:p>2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Low</text:p>
          </table:table-cell>
          <table:table-cell office:value-type="float" office:value="7.7554896142433218" table:style-name="ce1">
            <text:p>7.755489614</text:p>
          </table:table-cell>
          <table:table-cell office:value-type="float" office:value="64.722222222222229" table:style-name="ce1">
            <text:p>64.72222222</text:p>
          </table:table-cell>
          <table:table-cell office:value-type="float" office:value="233" table:style-name="ce1">
            <text:p>23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Low</text:p>
          </table:table-cell>
          <table:table-cell office:value-type="float" office:value="7.9056261343012695" table:style-name="ce1">
            <text:p>7.905626134</text:p>
          </table:table-cell>
          <table:table-cell office:value-type="float" office:value="64.444444444444443" table:style-name="ce1">
            <text:p>64.44444444</text:p>
          </table:table-cell>
          <table:table-cell office:value-type="float" office:value="232" table:style-name="ce1">
            <text:p>23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Low</text:p>
          </table:table-cell>
          <table:table-cell office:value-type="float" office:value="9.5247813411078699" table:style-name="ce1">
            <text:p>9.524781341</text:p>
          </table:table-cell>
          <table:table-cell office:value-type="float" office:value="66.666666666666657" table:style-name="ce1">
            <text:p>66.66666667</text:p>
          </table:table-cell>
          <table:table-cell office:value-type="float" office:value="240" table:style-name="ce1">
            <text:p>24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Low</text:p>
          </table:table-cell>
          <table:table-cell office:value-type="float" office:value="10.138091543832431" table:style-name="ce1">
            <text:p>10.13809154</text:p>
          </table:table-cell>
          <table:table-cell office:value-type="float" office:value="69.722222222222214" table:style-name="ce1">
            <text:p>69.72222222</text:p>
          </table:table-cell>
          <table:table-cell office:value-type="float" office:value="251" table:style-name="ce1">
            <text:p>25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Low</text:p>
          </table:table-cell>
          <table:table-cell office:value-type="float" office:value="8.3288718929254308" table:style-name="ce1">
            <text:p>8.328871893</text:p>
          </table:table-cell>
          <table:table-cell office:value-type="float" office:value="76.388888888888886" table:style-name="ce1">
            <text:p>76.38888889</text:p>
          </table:table-cell>
          <table:table-cell office:value-type="float" office:value="275" table:style-name="ce1">
            <text:p>27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Low+Instruct</text:p>
          </table:table-cell>
          <table:table-cell office:value-type="float" office:value="8.2656546489563567" table:style-name="ce1">
            <text:p>8.265654649</text:p>
          </table:table-cell>
          <table:table-cell office:value-type="float" office:value="75.277777777777771" table:style-name="ce1">
            <text:p>75.27777778</text:p>
          </table:table-cell>
          <table:table-cell office:value-type="float" office:value="271" table:style-name="ce1">
            <text:p>27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Low+Instruct</text:p>
          </table:table-cell>
          <table:table-cell office:value-type="float" office:value="9.0876216968011114" table:style-name="ce1">
            <text:p>9.087621697</text:p>
          </table:table-cell>
          <table:table-cell office:value-type="float" office:value="78.888888888888886" table:style-name="ce1">
            <text:p>78.88888889</text:p>
          </table:table-cell>
          <table:table-cell office:value-type="float" office:value="284" table:style-name="ce1">
            <text:p>28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Low+Instruct</text:p>
          </table:table-cell>
          <table:table-cell office:value-type="float" office:value="7.839232153569287" table:style-name="ce1">
            <text:p>7.839232154</text:p>
          </table:table-cell>
          <table:table-cell office:value-type="float" office:value="77.222222222222229" table:style-name="ce1">
            <text:p>77.22222222</text:p>
          </table:table-cell>
          <table:table-cell office:value-type="float" office:value="278" table:style-name="ce1">
            <text:p>27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Low+Instruct</text:p>
          </table:table-cell>
          <table:table-cell office:value-type="float" office:value="8.4747081712062258" table:style-name="ce1">
            <text:p>8.474708171</text:p>
          </table:table-cell>
          <table:table-cell office:value-type="float" office:value="57.777777777777771" table:style-name="ce1">
            <text:p>57.77777778</text:p>
          </table:table-cell>
          <table:table-cell office:value-type="float" office:value="208" table:style-name="ce1">
            <text:p>20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Low+Instruct</text:p>
          </table:table-cell>
          <table:table-cell office:value-type="float" office:value="5.5822298163178132" table:style-name="ce1">
            <text:p>5.582229816</text:p>
          </table:table-cell>
          <table:table-cell office:value-type="float" office:value="75.555555555555557" table:style-name="ce1">
            <text:p>75.55555556</text:p>
          </table:table-cell>
          <table:table-cell office:value-type="float" office:value="272" table:style-name="ce1">
            <text:p>27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Low+Instruct</text:p>
          </table:table-cell>
          <table:table-cell office:value-type="float" office:value="8.2344045368620034" table:style-name="ce1">
            <text:p>8.234404537</text:p>
          </table:table-cell>
          <table:table-cell office:value-type="float" office:value="70.277777777777771" table:style-name="ce1">
            <text:p>70.27777778</text:p>
          </table:table-cell>
          <table:table-cell office:value-type="float" office:value="253" table:style-name="ce1">
            <text:p>25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Low+Instruct</text:p>
          </table:table-cell>
          <table:table-cell office:value-type="float" office:value="4.8132596685082873" table:style-name="ce1">
            <text:p>4.813259669</text:p>
          </table:table-cell>
          <table:table-cell office:value-type="float" office:value="75.555555555555557" table:style-name="ce1">
            <text:p>75.55555556</text:p>
          </table:table-cell>
          <table:table-cell office:value-type="float" office:value="272" table:style-name="ce1">
            <text:p>27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Low+Instruct</text:p>
          </table:table-cell>
          <table:table-cell office:value-type="float" office:value="8.8178137651821871" table:style-name="ce1">
            <text:p>8.817813765</text:p>
          </table:table-cell>
          <table:table-cell office:value-type="float" office:value="72.222222222222214" table:style-name="ce1">
            <text:p>72.22222222</text:p>
          </table:table-cell>
          <table:table-cell office:value-type="float" office:value="260" table:style-name="ce1">
            <text:p>26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Low+Instruct</text:p>
          </table:table-cell>
          <table:table-cell office:value-type="float" office:value="7.5406809001731103" table:style-name="ce1">
            <text:p>7.5406809</text:p>
          </table:table-cell>
          <table:table-cell office:value-type="float" office:value="49.166666666666664" table:style-name="ce1">
            <text:p>49.16666667</text:p>
          </table:table-cell>
          <table:table-cell office:value-type="float" office:value="177" table:style-name="ce1">
            <text:p>17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Low+Instruct</text:p>
          </table:table-cell>
          <table:table-cell office:value-type="float" office:value="5.9346049046321525" table:style-name="ce1">
            <text:p>5.934604905</text:p>
          </table:table-cell>
          <table:table-cell office:value-type="float" office:value="55.000000000000007" table:style-name="ce1">
            <text:p>55</text:p>
          </table:table-cell>
          <table:table-cell office:value-type="float" office:value="198" table:style-name="ce1">
            <text:p>19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Low+Instruct</text:p>
          </table:table-cell>
          <table:table-cell office:value-type="float" office:value="8.9691146190803028" table:style-name="ce1">
            <text:p>8.969114619</text:p>
          </table:table-cell>
          <table:table-cell office:value-type="float" office:value="55.555555555555557" table:style-name="ce1">
            <text:p>55.55555556</text:p>
          </table:table-cell>
          <table:table-cell office:value-type="float" office:value="200" table:style-name="ce1">
            <text:p>20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Low+Instruct</text:p>
          </table:table-cell>
          <table:table-cell office:value-type="float" office:value="8.0816326530612255" table:style-name="ce1">
            <text:p>8.081632653</text:p>
          </table:table-cell>
          <table:table-cell office:value-type="float" office:value="64.444444444444443" table:style-name="ce1">
            <text:p>64.44444444</text:p>
          </table:table-cell>
          <table:table-cell office:value-type="float" office:value="232" table:style-name="ce1">
            <text:p>23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Low+Instruct</text:p>
          </table:table-cell>
          <table:table-cell office:value-type="float" office:value="10.11455108359133" table:style-name="ce1">
            <text:p>10.11455108</text:p>
          </table:table-cell>
          <table:table-cell office:value-type="float" office:value="55.555555555555557" table:style-name="ce1">
            <text:p>55.55555556</text:p>
          </table:table-cell>
          <table:table-cell office:value-type="float" office:value="200" table:style-name="ce1">
            <text:p>20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Low+Instruct</text:p>
          </table:table-cell>
          <table:table-cell office:value-type="float" office:value="8.1471321695760608" table:style-name="ce1">
            <text:p>8.14713217</text:p>
          </table:table-cell>
          <table:table-cell office:value-type="float" office:value="71.944444444444443" table:style-name="ce1">
            <text:p>71.94444444</text:p>
          </table:table-cell>
          <table:table-cell office:value-type="float" office:value="259" table:style-name="ce1">
            <text:p>25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Low+Instruct</text:p>
          </table:table-cell>
          <table:table-cell office:value-type="float" office:value="8.9833333333333325" table:style-name="ce1">
            <text:p>8.983333333</text:p>
          </table:table-cell>
          <table:table-cell office:value-type="float" office:value="78.888888888888886" table:style-name="ce1">
            <text:p>78.88888889</text:p>
          </table:table-cell>
          <table:table-cell office:value-type="float" office:value="284" table:style-name="ce1">
            <text:p>28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Low+Instruct</text:p>
          </table:table-cell>
          <table:table-cell office:value-type="float" office:value="6.8062499999999995" table:style-name="ce1">
            <text:p>6.80625</text:p>
          </table:table-cell>
          <table:table-cell office:value-type="float" office:value="72.222222222222214" table:style-name="ce1">
            <text:p>72.22222222</text:p>
          </table:table-cell>
          <table:table-cell office:value-type="float" office:value="260" table:style-name="ce1">
            <text:p>26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Low+Instruct</text:p>
          </table:table-cell>
          <table:table-cell office:value-type="float" office:value="8.25" table:style-name="ce1">
            <text:p>8.25</text:p>
          </table:table-cell>
          <table:table-cell office:value-type="float" office:value="81.111111111111114" table:style-name="ce1">
            <text:p>81.11111111</text:p>
          </table:table-cell>
          <table:table-cell office:value-type="float" office:value="292" table:style-name="ce1">
            <text:p>2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Low+Instruct</text:p>
          </table:table-cell>
          <table:table-cell office:value-type="float" office:value="8.7411371237458173" table:style-name="ce1">
            <text:p>8.741137124</text:p>
          </table:table-cell>
          <table:table-cell office:value-type="float" office:value="77.5" table:style-name="ce1">
            <text:p>77.5</text:p>
          </table:table-cell>
          <table:table-cell office:value-type="float" office:value="279" table:style-name="ce1">
            <text:p>27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Low+Instruct</text:p>
          </table:table-cell>
          <table:table-cell office:value-type="float" office:value="9.34763948497854" table:style-name="ce1">
            <text:p>9.347639485</text:p>
          </table:table-cell>
          <table:table-cell office:value-type="float" office:value="81.666666666666671" table:style-name="ce1">
            <text:p>81.66666667</text:p>
          </table:table-cell>
          <table:table-cell office:value-type="float" office:value="294" table:style-name="ce1">
            <text:p>29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Low+Instruct</text:p>
          </table:table-cell>
          <table:table-cell office:value-type="float" office:value="10.338607594936709" table:style-name="ce1">
            <text:p>10.33860759</text:p>
          </table:table-cell>
          <table:table-cell office:value-type="float" office:value="64.166666666666671" table:style-name="ce1">
            <text:p>64.16666667</text:p>
          </table:table-cell>
          <table:table-cell office:value-type="float" office:value="231" table:style-name="ce1">
            <text:p>23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Low+Instruct</text:p>
          </table:table-cell>
          <table:table-cell office:value-type="float" office:value="4.0159803318992013" table:style-name="ce1">
            <text:p>4.015980332</text:p>
          </table:table-cell>
          <table:table-cell office:value-type="float" office:value="74.722222222222229" table:style-name="ce1">
            <text:p>74.72222222</text:p>
          </table:table-cell>
          <table:table-cell office:value-type="float" office:value="269" table:style-name="ce1">
            <text:p>26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Low+Instruct</text:p>
          </table:table-cell>
          <table:table-cell office:value-type="float" office:value="8.7003994673768297" table:style-name="ce1">
            <text:p>8.700399467</text:p>
          </table:table-cell>
          <table:table-cell office:value-type="float" office:value="69.722222222222214" table:style-name="ce1">
            <text:p>69.72222222</text:p>
          </table:table-cell>
          <table:table-cell office:value-type="float" office:value="251" table:style-name="ce1">
            <text:p>25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Low+Instruct</text:p>
          </table:table-cell>
          <table:table-cell office:value-type="float" office:value="4.4753424657534246" table:style-name="ce1">
            <text:p>4.475342466</text:p>
          </table:table-cell>
          <table:table-cell office:value-type="float" office:value="45.833333333333329" table:style-name="ce1">
            <text:p>45.83333333</text:p>
          </table:table-cell>
          <table:table-cell office:value-type="float" office:value="165" table:style-name="ce1">
            <text:p>16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Low+Instruct</text:p>
          </table:table-cell>
          <table:table-cell office:value-type="float" office:value="6.1151146467009818" table:style-name="ce1">
            <text:p>6.115114647</text:p>
          </table:table-cell>
          <table:table-cell office:value-type="float" office:value="83.611111111111114" table:style-name="ce1">
            <text:p>83.61111111</text:p>
          </table:table-cell>
          <table:table-cell office:value-type="float" office:value="301" table:style-name="ce1">
            <text:p>30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Low+Instruct</text:p>
          </table:table-cell>
          <table:table-cell office:value-type="float" office:value="5.7517605633802811" table:style-name="ce1">
            <text:p>5.751760563</text:p>
          </table:table-cell>
          <table:table-cell office:value-type="float" office:value="42.5" table:style-name="ce1">
            <text:p>42.5</text:p>
          </table:table-cell>
          <table:table-cell office:value-type="float" office:value="153" table:style-name="ce1">
            <text:p>15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Low+Instruct</text:p>
          </table:table-cell>
          <table:table-cell office:value-type="float" office:value="5.3755656108597289" table:style-name="ce1">
            <text:p>5.375565611</text:p>
          </table:table-cell>
          <table:table-cell office:value-type="float" office:value="64.722222222222229" table:style-name="ce1">
            <text:p>64.72222222</text:p>
          </table:table-cell>
          <table:table-cell office:value-type="float" office:value="233" table:style-name="ce1">
            <text:p>23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Low+Instruct</text:p>
          </table:table-cell>
          <table:table-cell office:value-type="float" office:value="6.6" table:style-name="ce1">
            <text:p>6.6</text:p>
          </table:table-cell>
          <table:table-cell office:value-type="float" office:value="80.833333333333329" table:style-name="ce1">
            <text:p>80.83333333</text:p>
          </table:table-cell>
          <table:table-cell office:value-type="float" office:value="291" table:style-name="ce1">
            <text:p>2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Low+Instruct</text:p>
          </table:table-cell>
          <table:table-cell office:value-type="float" office:value="5.1693037974683538" table:style-name="ce1">
            <text:p>5.169303797</text:p>
          </table:table-cell>
          <table:table-cell office:value-type="float" office:value="77.777777777777786" table:style-name="ce1">
            <text:p>77.77777778</text:p>
          </table:table-cell>
          <table:table-cell office:value-type="float" office:value="280" table:style-name="ce1">
            <text:p>28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Low+Instruct</text:p>
          </table:table-cell>
          <table:table-cell office:value-type="float" office:value="4.5280665280665282" table:style-name="ce1">
            <text:p>4.528066528</text:p>
          </table:table-cell>
          <table:table-cell office:value-type="float" office:value="65.833333333333329" table:style-name="ce1">
            <text:p>65.83333333</text:p>
          </table:table-cell>
          <table:table-cell office:value-type="float" office:value="237" table:style-name="ce1">
            <text:p>23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Low+Instruct</text:p>
          </table:table-cell>
          <table:table-cell office:value-type="float" office:value="7.6020942408376957" table:style-name="ce1">
            <text:p>7.602094241</text:p>
          </table:table-cell>
          <table:table-cell office:value-type="float" office:value="53.611111111111107" table:style-name="ce1">
            <text:p>53.61111111</text:p>
          </table:table-cell>
          <table:table-cell office:value-type="float" office:value="193" table:style-name="ce1">
            <text:p>1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Low+Instruct</text:p>
          </table:table-cell>
          <table:table-cell office:value-type="float" office:value="8.096654275092936" table:style-name="ce1">
            <text:p>8.096654275</text:p>
          </table:table-cell>
          <table:table-cell office:value-type="float" office:value="77.5" table:style-name="ce1">
            <text:p>77.5</text:p>
          </table:table-cell>
          <table:table-cell office:value-type="float" office:value="279" table:style-name="ce1">
            <text:p>27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Low+Instruct</text:p>
          </table:table-cell>
          <table:table-cell office:value-type="float" office:value="9.7887640449438198" table:style-name="ce1">
            <text:p>9.788764045</text:p>
          </table:table-cell>
          <table:table-cell office:value-type="float" office:value="67.777777777777786" table:style-name="ce1">
            <text:p>67.77777778</text:p>
          </table:table-cell>
          <table:table-cell office:value-type="float" office:value="244" table:style-name="ce1">
            <text:p>24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Low+Instruct</text:p>
          </table:table-cell>
          <table:table-cell office:value-type="float" office:value="10.006125574272586" table:style-name="ce1">
            <text:p>10.00612557</text:p>
          </table:table-cell>
          <table:table-cell office:value-type="float" office:value="71.944444444444443" table:style-name="ce1">
            <text:p>71.94444444</text:p>
          </table:table-cell>
          <table:table-cell office:value-type="float" office:value="259" table:style-name="ce1">
            <text:p>25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Low+Instruct</text:p>
          </table:table-cell>
          <table:table-cell office:value-type="float" office:value="8.8416779431664398" table:style-name="ce1">
            <text:p>8.841677943</text:p>
          </table:table-cell>
          <table:table-cell office:value-type="float" office:value="81.666666666666671" table:style-name="ce1">
            <text:p>81.66666667</text:p>
          </table:table-cell>
          <table:table-cell office:value-type="float" office:value="294" table:style-name="ce1">
            <text:p>29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Low+Instruct</text:p>
          </table:table-cell>
          <table:table-cell office:value-type="float" office:value="7.1723380900109763" table:style-name="ce1">
            <text:p>7.17233809</text:p>
          </table:table-cell>
          <table:table-cell office:value-type="float" office:value="53.611111111111107" table:style-name="ce1">
            <text:p>53.61111111</text:p>
          </table:table-cell>
          <table:table-cell office:value-type="float" office:value="193" table:style-name="ce1">
            <text:p>1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Low+Instruct</text:p>
          </table:table-cell>
          <table:table-cell office:value-type="float" office:value="7.8817852834740654" table:style-name="ce1">
            <text:p>7.881785283</text:p>
          </table:table-cell>
          <table:table-cell office:value-type="float" office:value="75.555555555555557" table:style-name="ce1">
            <text:p>75.55555556</text:p>
          </table:table-cell>
          <table:table-cell office:value-type="float" office:value="272" table:style-name="ce1">
            <text:p>27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Low+Instruct</text:p>
          </table:table-cell>
          <table:table-cell office:value-type="float" office:value="7.2721202003338892" table:style-name="ce1">
            <text:p>7.2721202</text:p>
          </table:table-cell>
          <table:table-cell office:value-type="float" office:value="74.444444444444443" table:style-name="ce1">
            <text:p>74.44444444</text:p>
          </table:table-cell>
          <table:table-cell office:value-type="float" office:value="268" table:style-name="ce1">
            <text:p>26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igh</text:p>
          </table:table-cell>
          <table:table-cell office:value-type="float" office:value="15.160092807424592" table:style-name="ce1">
            <text:p>15.16009281</text:p>
          </table:table-cell>
          <table:table-cell office:value-type="float" office:value="77.777777777777786" table:style-name="ce1">
            <text:p>77.77777778</text:p>
          </table:table-cell>
          <table:table-cell office:value-type="float" office:value="280" table:style-name="ce1">
            <text:p>28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igh</text:p>
          </table:table-cell>
          <table:table-cell office:value-type="float" office:value="14.25081788440567" table:style-name="ce1">
            <text:p>14.25081788</text:p>
          </table:table-cell>
          <table:table-cell office:value-type="float" office:value="72.777777777777771" table:style-name="ce1">
            <text:p>72.77777778</text:p>
          </table:table-cell>
          <table:table-cell office:value-type="float" office:value="262" table:style-name="ce1">
            <text:p>26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igh</text:p>
          </table:table-cell>
          <table:table-cell office:value-type="float" office:value="19.562874251497004" table:style-name="ce1">
            <text:p>19.56287425</text:p>
          </table:table-cell>
          <table:table-cell office:value-type="float" office:value="77.222222222222229" table:style-name="ce1">
            <text:p>77.22222222</text:p>
          </table:table-cell>
          <table:table-cell office:value-type="float" office:value="278" table:style-name="ce1">
            <text:p>27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igh</text:p>
          </table:table-cell>
          <table:table-cell office:value-type="float" office:value="9.9908256880733948" table:style-name="ce1">
            <text:p>9.990825688</text:p>
          </table:table-cell>
          <table:table-cell office:value-type="float" office:value="75.833333333333329" table:style-name="ce1">
            <text:p>75.83333333</text:p>
          </table:table-cell>
          <table:table-cell office:value-type="float" office:value="273" table:style-name="ce1">
            <text:p>27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igh</text:p>
          </table:table-cell>
          <table:table-cell office:value-type="float" office:value="18.536170212765956" table:style-name="ce1">
            <text:p>18.53617021</text:p>
          </table:table-cell>
          <table:table-cell office:value-type="float" office:value="78.055555555555557" table:style-name="ce1">
            <text:p>78.05555556</text:p>
          </table:table-cell>
          <table:table-cell office:value-type="float" office:value="281" table:style-name="ce1">
            <text:p>28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igh</text:p>
          </table:table-cell>
          <table:table-cell office:value-type="float" office:value="12.7866927592955" table:style-name="ce1">
            <text:p>12.78669276</text:p>
          </table:table-cell>
          <table:table-cell office:value-type="float" office:value="72.777777777777771" table:style-name="ce1">
            <text:p>72.77777778</text:p>
          </table:table-cell>
          <table:table-cell office:value-type="float" office:value="262" table:style-name="ce1">
            <text:p>26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igh</text:p>
          </table:table-cell>
          <table:table-cell office:value-type="float" office:value="14.135208220659816" table:style-name="ce1">
            <text:p>14.13520822</text:p>
          </table:table-cell>
          <table:table-cell office:value-type="float" office:value="63.611111111111107" table:style-name="ce1">
            <text:p>63.61111111</text:p>
          </table:table-cell>
          <table:table-cell office:value-type="float" office:value="229" table:style-name="ce1">
            <text:p>22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igh</text:p>
          </table:table-cell>
          <table:table-cell office:value-type="float" office:value="16.273972602739725" table:style-name="ce1">
            <text:p>16.2739726</text:p>
          </table:table-cell>
          <table:table-cell office:value-type="float" office:value="74.166666666666671" table:style-name="ce1">
            <text:p>74.16666667</text:p>
          </table:table-cell>
          <table:table-cell office:value-type="float" office:value="267" table:style-name="ce1">
            <text:p>26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igh</text:p>
          </table:table-cell>
          <table:table-cell office:value-type="float" office:value="18.074688796680498" table:style-name="ce1">
            <text:p>18.0746888</text:p>
          </table:table-cell>
          <table:table-cell office:value-type="float" office:value="79.166666666666657" table:style-name="ce1">
            <text:p>79.16666667</text:p>
          </table:table-cell>
          <table:table-cell office:value-type="float" office:value="285" table:style-name="ce1">
            <text:p>28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igh</text:p>
          </table:table-cell>
          <table:table-cell office:value-type="float" office:value="19.403118040089083" table:style-name="ce1">
            <text:p>19.40311804</text:p>
          </table:table-cell>
          <table:table-cell office:value-type="float" office:value="60.277777777777771" table:style-name="ce1">
            <text:p>60.27777778</text:p>
          </table:table-cell>
          <table:table-cell office:value-type="float" office:value="217" table:style-name="ce1">
            <text:p>21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igh</text:p>
          </table:table-cell>
          <table:table-cell office:value-type="float" office:value="16.133333333333333" table:style-name="ce1">
            <text:p>16.13333333</text:p>
          </table:table-cell>
          <table:table-cell office:value-type="float" office:value="82.777777777777771" table:style-name="ce1">
            <text:p>82.77777778</text:p>
          </table:table-cell>
          <table:table-cell office:value-type="float" office:value="298" table:style-name="ce1">
            <text:p>29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igh</text:p>
          </table:table-cell>
          <table:table-cell office:value-type="float" office:value="20.307692307692303" table:style-name="ce1">
            <text:p>20.30769231</text:p>
          </table:table-cell>
          <table:table-cell office:value-type="float" office:value="64.722222222222229" table:style-name="ce1">
            <text:p>64.72222222</text:p>
          </table:table-cell>
          <table:table-cell office:value-type="float" office:value="233" table:style-name="ce1">
            <text:p>23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igh</text:p>
          </table:table-cell>
          <table:table-cell office:value-type="float" office:value="20.307692307692307" table:style-name="ce1">
            <text:p>20.30769231</text:p>
          </table:table-cell>
          <table:table-cell office:value-type="float" office:value="74.722222222222229" table:style-name="ce1">
            <text:p>74.72222222</text:p>
          </table:table-cell>
          <table:table-cell office:value-type="float" office:value="269" table:style-name="ce1">
            <text:p>26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igh</text:p>
          </table:table-cell>
          <table:table-cell office:value-type="float" office:value="17.389221556886227" table:style-name="ce1">
            <text:p>17.38922156</text:p>
          </table:table-cell>
          <table:table-cell office:value-type="float" office:value="77.5" table:style-name="ce1">
            <text:p>77.5</text:p>
          </table:table-cell>
          <table:table-cell office:value-type="float" office:value="279" table:style-name="ce1">
            <text:p>27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igh</text:p>
          </table:table-cell>
          <table:table-cell office:value-type="float" office:value="16.324797001873829" table:style-name="ce1">
            <text:p>16.324797</text:p>
          </table:table-cell>
          <table:table-cell office:value-type="float" office:value="73.611111111111114" table:style-name="ce1">
            <text:p>73.61111111</text:p>
          </table:table-cell>
          <table:table-cell office:value-type="float" office:value="265" table:style-name="ce1">
            <text:p>26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igh</text:p>
          </table:table-cell>
          <table:table-cell office:value-type="float" office:value="11.314285714285715" table:style-name="ce1">
            <text:p>11.31428571</text:p>
          </table:table-cell>
          <table:table-cell office:value-type="float" office:value="73.333333333333329" table:style-name="ce1">
            <text:p>73.33333333</text:p>
          </table:table-cell>
          <table:table-cell office:value-type="float" office:value="264" table:style-name="ce1">
            <text:p>26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igh</text:p>
          </table:table-cell>
          <table:table-cell office:value-type="float" office:value="17.127129750982963" table:style-name="ce1">
            <text:p>17.12712975</text:p>
          </table:table-cell>
          <table:table-cell office:value-type="float" office:value="76.944444444444443" table:style-name="ce1">
            <text:p>76.94444444</text:p>
          </table:table-cell>
          <table:table-cell office:value-type="float" office:value="277" table:style-name="ce1">
            <text:p>27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igh</text:p>
          </table:table-cell>
          <table:table-cell office:value-type="float" office:value="18.341052631578947" table:style-name="ce1">
            <text:p>18.34105263</text:p>
          </table:table-cell>
          <table:table-cell office:value-type="float" office:value="74.166666666666671" table:style-name="ce1">
            <text:p>74.16666667</text:p>
          </table:table-cell>
          <table:table-cell office:value-type="float" office:value="267" table:style-name="ce1">
            <text:p>26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igh</text:p>
          </table:table-cell>
          <table:table-cell office:value-type="float" office:value="14.336807460230389" table:style-name="ce1">
            <text:p>14.33680746</text:p>
          </table:table-cell>
          <table:table-cell office:value-type="float" office:value="62.777777777777779" table:style-name="ce1">
            <text:p>62.77777778</text:p>
          </table:table-cell>
          <table:table-cell office:value-type="float" office:value="226" table:style-name="ce1">
            <text:p>22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igh</text:p>
          </table:table-cell>
          <table:table-cell office:value-type="float" office:value="15.311072056239015" table:style-name="ce1">
            <text:p>15.31107206</text:p>
          </table:table-cell>
          <table:table-cell office:value-type="float" office:value="77.777777777777786" table:style-name="ce1">
            <text:p>77.77777778</text:p>
          </table:table-cell>
          <table:table-cell office:value-type="float" office:value="280" table:style-name="ce1">
            <text:p>28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igh</text:p>
          </table:table-cell>
          <table:table-cell office:value-type="float" office:value="20.027586206896551" table:style-name="ce1">
            <text:p>20.02758621</text:p>
          </table:table-cell>
          <table:table-cell office:value-type="float" office:value="67.222222222222229" table:style-name="ce1">
            <text:p>67.22222222</text:p>
          </table:table-cell>
          <table:table-cell office:value-type="float" office:value="242" table:style-name="ce1">
            <text:p>24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igh</text:p>
          </table:table-cell>
          <table:table-cell office:value-type="float" office:value="13.541968911917099" table:style-name="ce1">
            <text:p>13.54196891</text:p>
          </table:table-cell>
          <table:table-cell office:value-type="float" office:value="74.166666666666671" table:style-name="ce1">
            <text:p>74.16666667</text:p>
          </table:table-cell>
          <table:table-cell office:value-type="float" office:value="267" table:style-name="ce1">
            <text:p>26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igh</text:p>
          </table:table-cell>
          <table:table-cell office:value-type="float" office:value="19.260132645541635" table:style-name="ce1">
            <text:p>19.26013265</text:p>
          </table:table-cell>
          <table:table-cell office:value-type="float" office:value="80.833333333333329" table:style-name="ce1">
            <text:p>80.83333333</text:p>
          </table:table-cell>
          <table:table-cell office:value-type="float" office:value="291" table:style-name="ce1">
            <text:p>2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igh</text:p>
          </table:table-cell>
          <table:table-cell office:value-type="float" office:value="18.264150943396228" table:style-name="ce1">
            <text:p>18.26415094</text:p>
          </table:table-cell>
          <table:table-cell office:value-type="float" office:value="80.277777777777786" table:style-name="ce1">
            <text:p>80.27777778</text:p>
          </table:table-cell>
          <table:table-cell office:value-type="float" office:value="289" table:style-name="ce1">
            <text:p>2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igh</text:p>
          </table:table-cell>
          <table:table-cell office:value-type="float" office:value="17.68335588633288" table:style-name="ce1">
            <text:p>17.68335589</text:p>
          </table:table-cell>
          <table:table-cell office:value-type="float" office:value="81.944444444444443" table:style-name="ce1">
            <text:p>81.94444444</text:p>
          </table:table-cell>
          <table:table-cell office:value-type="float" office:value="295" table:style-name="ce1">
            <text:p>29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igh</text:p>
          </table:table-cell>
          <table:table-cell office:value-type="float" office:value="18.392681210415201" table:style-name="ce1">
            <text:p>18.39268121</text:p>
          </table:table-cell>
          <table:table-cell office:value-type="float" office:value="66.111111111111114" table:style-name="ce1">
            <text:p>66.11111111</text:p>
          </table:table-cell>
          <table:table-cell office:value-type="float" office:value="238" table:style-name="ce1">
            <text:p>23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igh</text:p>
          </table:table-cell>
          <table:table-cell office:value-type="float" office:value="18.939130434782609" table:style-name="ce1">
            <text:p>18.93913043</text:p>
          </table:table-cell>
          <table:table-cell office:value-type="float" office:value="55.833333333333336" table:style-name="ce1">
            <text:p>55.83333333</text:p>
          </table:table-cell>
          <table:table-cell office:value-type="float" office:value="201" table:style-name="ce1">
            <text:p>20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igh</text:p>
          </table:table-cell>
          <table:table-cell office:value-type="float" office:value="16.123380629241208" table:style-name="ce1">
            <text:p>16.12338063</text:p>
          </table:table-cell>
          <table:table-cell office:value-type="float" office:value="82.777777777777771" table:style-name="ce1">
            <text:p>82.77777778</text:p>
          </table:table-cell>
          <table:table-cell office:value-type="float" office:value="298" table:style-name="ce1">
            <text:p>29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igh</text:p>
          </table:table-cell>
          <table:table-cell office:value-type="float" office:value="17.743380855397149" table:style-name="ce1">
            <text:p>17.74338086</text:p>
          </table:table-cell>
          <table:table-cell office:value-type="float" office:value="79.722222222222229" table:style-name="ce1">
            <text:p>79.72222222</text:p>
          </table:table-cell>
          <table:table-cell office:value-type="float" office:value="287" table:style-name="ce1">
            <text:p>2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igh</text:p>
          </table:table-cell>
          <table:table-cell office:value-type="float" office:value="19.651127819548872" table:style-name="ce1">
            <text:p>19.65112782</text:p>
          </table:table-cell>
          <table:table-cell office:value-type="float" office:value="53.055555555555557" table:style-name="ce1">
            <text:p>53.05555556</text:p>
          </table:table-cell>
          <table:table-cell office:value-type="float" office:value="191" table:style-name="ce1">
            <text:p>1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igh</text:p>
          </table:table-cell>
          <table:table-cell office:value-type="float" office:value="10.808933002481389" table:style-name="ce1">
            <text:p>10.808933</text:p>
          </table:table-cell>
          <table:table-cell office:value-type="float" office:value="81.666666666666671" table:style-name="ce1">
            <text:p>81.66666667</text:p>
          </table:table-cell>
          <table:table-cell office:value-type="float" office:value="294" table:style-name="ce1">
            <text:p>29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igh</text:p>
          </table:table-cell>
          <table:table-cell office:value-type="float" office:value="16.916504854368931" table:style-name="ce1">
            <text:p>16.91650485</text:p>
          </table:table-cell>
          <table:table-cell office:value-type="float" office:value="75.833333333333329" table:style-name="ce1">
            <text:p>75.83333333</text:p>
          </table:table-cell>
          <table:table-cell office:value-type="float" office:value="273" table:style-name="ce1">
            <text:p>27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igh</text:p>
          </table:table-cell>
          <table:table-cell office:value-type="float" office:value="16.273972602739725" table:style-name="ce1">
            <text:p>16.2739726</text:p>
          </table:table-cell>
          <table:table-cell office:value-type="float" office:value="59.166666666666664" table:style-name="ce1">
            <text:p>59.16666667</text:p>
          </table:table-cell>
          <table:table-cell office:value-type="float" office:value="213" table:style-name="ce1">
            <text:p>21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igh</text:p>
          </table:table-cell>
          <table:table-cell office:value-type="float" office:value="16.894634776987715" table:style-name="ce1">
            <text:p>16.89463478</text:p>
          </table:table-cell>
          <table:table-cell office:value-type="float" office:value="77.5" table:style-name="ce1">
            <text:p>77.5</text:p>
          </table:table-cell>
          <table:table-cell office:value-type="float" office:value="279" table:style-name="ce1">
            <text:p>27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igh</text:p>
          </table:table-cell>
          <table:table-cell office:value-type="float" office:value="20.058326937835762" table:style-name="ce1">
            <text:p>20.05832694</text:p>
          </table:table-cell>
          <table:table-cell office:value-type="float" office:value="74.444444444444443" table:style-name="ce1">
            <text:p>74.44444444</text:p>
          </table:table-cell>
          <table:table-cell office:value-type="float" office:value="268" table:style-name="ce1">
            <text:p>26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igh</text:p>
          </table:table-cell>
          <table:table-cell office:value-type="float" office:value="16.916504854368931" table:style-name="ce1">
            <text:p>16.91650485</text:p>
          </table:table-cell>
          <table:table-cell office:value-type="float" office:value="78.055555555555557" table:style-name="ce1">
            <text:p>78.05555556</text:p>
          </table:table-cell>
          <table:table-cell office:value-type="float" office:value="281" table:style-name="ce1">
            <text:p>28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igh</text:p>
          </table:table-cell>
          <table:table-cell office:value-type="float" office:value="18.289713086074176" table:style-name="ce1">
            <text:p>18.28971309</text:p>
          </table:table-cell>
          <table:table-cell office:value-type="float" office:value="77.5" table:style-name="ce1">
            <text:p>77.5</text:p>
          </table:table-cell>
          <table:table-cell office:value-type="float" office:value="279" table:style-name="ce1">
            <text:p>27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igh</text:p>
          </table:table-cell>
          <table:table-cell office:value-type="float" office:value="16.004898958971218" table:style-name="ce1">
            <text:p>16.00489896</text:p>
          </table:table-cell>
          <table:table-cell office:value-type="float" office:value="52.777777777777779" table:style-name="ce1">
            <text:p>52.77777778</text:p>
          </table:table-cell>
          <table:table-cell office:value-type="float" office:value="190" table:style-name="ce1">
            <text:p>1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igh</text:p>
          </table:table-cell>
          <table:table-cell office:value-type="float" office:value="15.946308724832214" table:style-name="ce1">
            <text:p>15.94630872</text:p>
          </table:table-cell>
          <table:table-cell office:value-type="float" office:value="71.111111111111114" table:style-name="ce1">
            <text:p>71.11111111</text:p>
          </table:table-cell>
          <table:table-cell office:value-type="float" office:value="256" table:style-name="ce1">
            <text:p>25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igh+Instruct</text:p>
          </table:table-cell>
          <table:table-cell office:value-type="float" office:value="12.469465648854962" table:style-name="ce1">
            <text:p>12.46946565</text:p>
          </table:table-cell>
          <table:table-cell office:value-type="float" office:value="76.666666666666671" table:style-name="ce1">
            <text:p>76.66666667</text:p>
          </table:table-cell>
          <table:table-cell office:value-type="float" office:value="276" table:style-name="ce1">
            <text:p>27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igh+Instruct</text:p>
          </table:table-cell>
          <table:table-cell office:value-type="float" office:value="19.860182370820667" table:style-name="ce1">
            <text:p>19.86018237</text:p>
          </table:table-cell>
          <table:table-cell office:value-type="float" office:value="69.722222222222214" table:style-name="ce1">
            <text:p>69.72222222</text:p>
          </table:table-cell>
          <table:table-cell office:value-type="float" office:value="251" table:style-name="ce1">
            <text:p>25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igh+Instruct</text:p>
          </table:table-cell>
          <table:table-cell office:value-type="float" office:value="18.80287769784173" table:style-name="ce1">
            <text:p>18.8028777</text:p>
          </table:table-cell>
          <table:table-cell office:value-type="float" office:value="81.666666666666671" table:style-name="ce1">
            <text:p>81.66666667</text:p>
          </table:table-cell>
          <table:table-cell office:value-type="float" office:value="294" table:style-name="ce1">
            <text:p>29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igh+Instruct</text:p>
          </table:table-cell>
          <table:table-cell office:value-type="float" office:value="16.375939849624061" table:style-name="ce1">
            <text:p>16.37593985</text:p>
          </table:table-cell>
          <table:table-cell office:value-type="float" office:value="68.055555555555557" table:style-name="ce1">
            <text:p>68.05555556</text:p>
          </table:table-cell>
          <table:table-cell office:value-type="float" office:value="245" table:style-name="ce1">
            <text:p>24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igh+Instruct</text:p>
          </table:table-cell>
          <table:table-cell office:value-type="float" office:value="5.5115984816533112" table:style-name="ce1">
            <text:p>5.511598482</text:p>
          </table:table-cell>
          <table:table-cell office:value-type="float" office:value="41.111111111111107" table:style-name="ce1">
            <text:p>41.11111111</text:p>
          </table:table-cell>
          <table:table-cell office:value-type="float" office:value="148" table:style-name="ce1">
            <text:p>14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igh+Instruct</text:p>
          </table:table-cell>
          <table:table-cell office:value-type="float" office:value="18.012405237767059" table:style-name="ce1">
            <text:p>18.01240524</text:p>
          </table:table-cell>
          <table:table-cell office:value-type="float" office:value="74.166666666666671" table:style-name="ce1">
            <text:p>74.16666667</text:p>
          </table:table-cell>
          <table:table-cell office:value-type="float" office:value="267" table:style-name="ce1">
            <text:p>26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igh+Instruct</text:p>
          </table:table-cell>
          <table:table-cell office:value-type="float" office:value="16.163265306122447" table:style-name="ce1">
            <text:p>16.16326531</text:p>
          </table:table-cell>
          <table:table-cell office:value-type="float" office:value="76.944444444444443" table:style-name="ce1">
            <text:p>76.94444444</text:p>
          </table:table-cell>
          <table:table-cell office:value-type="float" office:value="277" table:style-name="ce1">
            <text:p>27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igh+Instruct</text:p>
          </table:table-cell>
          <table:table-cell office:value-type="float" office:value="13.626694473409803" table:style-name="ce1">
            <text:p>13.62669447</text:p>
          </table:table-cell>
          <table:table-cell office:value-type="float" office:value="67.222222222222229" table:style-name="ce1">
            <text:p>67.22222222</text:p>
          </table:table-cell>
          <table:table-cell office:value-type="float" office:value="242" table:style-name="ce1">
            <text:p>24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igh+Instruct</text:p>
          </table:table-cell>
          <table:table-cell office:value-type="float" office:value="11.539072847682117" table:style-name="ce1">
            <text:p>11.53907285</text:p>
          </table:table-cell>
          <table:table-cell office:value-type="float" office:value="70.833333333333343" table:style-name="ce1">
            <text:p>70.83333333</text:p>
          </table:table-cell>
          <table:table-cell office:value-type="float" office:value="255" table:style-name="ce1">
            <text:p>25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igh+Instruct</text:p>
          </table:table-cell>
          <table:table-cell office:value-type="float" office:value="16.710997442455245" table:style-name="ce1">
            <text:p>16.71099744</text:p>
          </table:table-cell>
          <table:table-cell office:value-type="float" office:value="76.666666666666671" table:style-name="ce1">
            <text:p>76.66666667</text:p>
          </table:table-cell>
          <table:table-cell office:value-type="float" office:value="276" table:style-name="ce1">
            <text:p>27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igh+Instruct</text:p>
          </table:table-cell>
          <table:table-cell office:value-type="float" office:value="15.965791081246181" table:style-name="ce1">
            <text:p>15.96579108</text:p>
          </table:table-cell>
          <table:table-cell office:value-type="float" office:value="74.722222222222229" table:style-name="ce1">
            <text:p>74.72222222</text:p>
          </table:table-cell>
          <table:table-cell office:value-type="float" office:value="269" table:style-name="ce1">
            <text:p>26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igh+Instruct</text:p>
          </table:table-cell>
          <table:table-cell office:value-type="float" office:value="12.03869184707508" table:style-name="ce1">
            <text:p>12.03869185</text:p>
          </table:table-cell>
          <table:table-cell office:value-type="float" office:value="78.055555555555557" table:style-name="ce1">
            <text:p>78.05555556</text:p>
          </table:table-cell>
          <table:table-cell office:value-type="float" office:value="281" table:style-name="ce1">
            <text:p>28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igh+Instruct</text:p>
          </table:table-cell>
          <table:table-cell office:value-type="float" office:value="13.998928762720942" table:style-name="ce1">
            <text:p>13.99892876</text:p>
          </table:table-cell>
          <table:table-cell office:value-type="float" office:value="61.666666666666671" table:style-name="ce1">
            <text:p>61.66666667</text:p>
          </table:table-cell>
          <table:table-cell office:value-type="float" office:value="222" table:style-name="ce1">
            <text:p>22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igh+Instruct</text:p>
          </table:table-cell>
          <table:table-cell office:value-type="float" office:value="16.541772151898734" table:style-name="ce1">
            <text:p>16.54177215</text:p>
          </table:table-cell>
          <table:table-cell office:value-type="float" office:value="80.555555555555557" table:style-name="ce1">
            <text:p>80.55555556</text:p>
          </table:table-cell>
          <table:table-cell office:value-type="float" office:value="290" table:style-name="ce1">
            <text:p>2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igh+Instruct</text:p>
          </table:table-cell>
          <table:table-cell office:value-type="float" office:value="17.901369863013699" table:style-name="ce1">
            <text:p>17.90136986</text:p>
          </table:table-cell>
          <table:table-cell office:value-type="float" office:value="81.666666666666671" table:style-name="ce1">
            <text:p>81.66666667</text:p>
          </table:table-cell>
          <table:table-cell office:value-type="float" office:value="294" table:style-name="ce1">
            <text:p>29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igh+Instruct</text:p>
          </table:table-cell>
          <table:table-cell office:value-type="float" office:value="16.10351201478743" table:style-name="ce1">
            <text:p>16.10351201</text:p>
          </table:table-cell>
          <table:table-cell office:value-type="float" office:value="78.888888888888886" table:style-name="ce1">
            <text:p>78.88888889</text:p>
          </table:table-cell>
          <table:table-cell office:value-type="float" office:value="284" table:style-name="ce1">
            <text:p>28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igh+Instruct</text:p>
          </table:table-cell>
          <table:table-cell office:value-type="float" office:value="16.437735849056605" table:style-name="ce1">
            <text:p>16.43773585</text:p>
          </table:table-cell>
          <table:table-cell office:value-type="float" office:value="74.722222222222229" table:style-name="ce1">
            <text:p>74.72222222</text:p>
          </table:table-cell>
          <table:table-cell office:value-type="float" office:value="269" table:style-name="ce1">
            <text:p>26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igh+Instruct</text:p>
          </table:table-cell>
          <table:table-cell office:value-type="float" office:value="18.037267080745341" table:style-name="ce1">
            <text:p>18.03726708</text:p>
          </table:table-cell>
          <table:table-cell office:value-type="float" office:value="73.055555555555557" table:style-name="ce1">
            <text:p>73.05555556</text:p>
          </table:table-cell>
          <table:table-cell office:value-type="float" office:value="263" table:style-name="ce1">
            <text:p>26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igh+Instruct</text:p>
          </table:table-cell>
          <table:table-cell office:value-type="float" office:value="17.285714285714285" table:style-name="ce1">
            <text:p>17.28571429</text:p>
          </table:table-cell>
          <table:table-cell office:value-type="float" office:value="62.777777777777779" table:style-name="ce1">
            <text:p>62.77777778</text:p>
          </table:table-cell>
          <table:table-cell office:value-type="float" office:value="226" table:style-name="ce1">
            <text:p>22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igh+Instruct</text:p>
          </table:table-cell>
          <table:table-cell office:value-type="float" office:value="15.063976945244956" table:style-name="ce1">
            <text:p>15.06397695</text:p>
          </table:table-cell>
          <table:table-cell office:value-type="float" office:value="62.222222222222221" table:style-name="ce1">
            <text:p>62.22222222</text:p>
          </table:table-cell>
          <table:table-cell office:value-type="float" office:value="224" table:style-name="ce1">
            <text:p>22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igh+Instruct</text:p>
          </table:table-cell>
          <table:table-cell office:value-type="float" office:value="15.338028169014086" table:style-name="ce1">
            <text:p>15.33802817</text:p>
          </table:table-cell>
          <table:table-cell office:value-type="float" office:value="80.833333333333329" table:style-name="ce1">
            <text:p>80.83333333</text:p>
          </table:table-cell>
          <table:table-cell office:value-type="float" office:value="291" table:style-name="ce1">
            <text:p>2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igh+Instruct</text:p>
          </table:table-cell>
          <table:table-cell office:value-type="float" office:value="15.483412322274882" table:style-name="ce1">
            <text:p>15.48341232</text:p>
          </table:table-cell>
          <table:table-cell office:value-type="float" office:value="66.944444444444443" table:style-name="ce1">
            <text:p>66.94444444</text:p>
          </table:table-cell>
          <table:table-cell office:value-type="float" office:value="241" table:style-name="ce1">
            <text:p>24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igh+Instruct</text:p>
          </table:table-cell>
          <table:table-cell office:value-type="float" office:value="15.125" table:style-name="ce1">
            <text:p>15.125</text:p>
          </table:table-cell>
          <table:table-cell office:value-type="float" office:value="81.111111111111114" table:style-name="ce1">
            <text:p>81.11111111</text:p>
          </table:table-cell>
          <table:table-cell office:value-type="float" office:value="292" table:style-name="ce1">
            <text:p>2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igh+Instruct</text:p>
          </table:table-cell>
          <table:table-cell office:value-type="float" office:value="16.764592687620272" table:style-name="ce1">
            <text:p>16.76459269</text:p>
          </table:table-cell>
          <table:table-cell office:value-type="float" office:value="79.722222222222229" table:style-name="ce1">
            <text:p>79.72222222</text:p>
          </table:table-cell>
          <table:table-cell office:value-type="float" office:value="287" table:style-name="ce1">
            <text:p>2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igh+Instruct</text:p>
          </table:table-cell>
          <table:table-cell office:value-type="float" office:value="17.435623749166112" table:style-name="ce1">
            <text:p>17.43562375</text:p>
          </table:table-cell>
          <table:table-cell office:value-type="float" office:value="56.111111111111114" table:style-name="ce1">
            <text:p>56.11111111</text:p>
          </table:table-cell>
          <table:table-cell office:value-type="float" office:value="202" table:style-name="ce1">
            <text:p>20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igh+Instruct</text:p>
          </table:table-cell>
          <table:table-cell office:value-type="float" office:value="17.62373567093729" table:style-name="ce1">
            <text:p>17.62373567</text:p>
          </table:table-cell>
          <table:table-cell office:value-type="float" office:value="68.888888888888886" table:style-name="ce1">
            <text:p>68.88888889</text:p>
          </table:table-cell>
          <table:table-cell office:value-type="float" office:value="248" table:style-name="ce1">
            <text:p>24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igh+Instruct</text:p>
          </table:table-cell>
          <table:table-cell office:value-type="float" office:value="15.75406871609403" table:style-name="ce1">
            <text:p>15.75406872</text:p>
          </table:table-cell>
          <table:table-cell office:value-type="float" office:value="81.388888888888886" table:style-name="ce1">
            <text:p>81.38888889</text:p>
          </table:table-cell>
          <table:table-cell office:value-type="float" office:value="293" table:style-name="ce1">
            <text:p>2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igh+Instruct</text:p>
          </table:table-cell>
          <table:table-cell office:value-type="float" office:value="11.631508678237649" table:style-name="ce1">
            <text:p>11.63150868</text:p>
          </table:table-cell>
          <table:table-cell office:value-type="float" office:value="76.111111111111114" table:style-name="ce1">
            <text:p>76.11111111</text:p>
          </table:table-cell>
          <table:table-cell office:value-type="float" office:value="274" table:style-name="ce1">
            <text:p>27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igh+Instruct</text:p>
          </table:table-cell>
          <table:table-cell office:value-type="float" office:value="11.539072847682117" table:style-name="ce1">
            <text:p>11.53907285</text:p>
          </table:table-cell>
          <table:table-cell office:value-type="float" office:value="71.111111111111114" table:style-name="ce1">
            <text:p>71.11111111</text:p>
          </table:table-cell>
          <table:table-cell office:value-type="float" office:value="256" table:style-name="ce1">
            <text:p>25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igh+Instruct</text:p>
          </table:table-cell>
          <table:table-cell office:value-type="float" office:value="18.829971181556196" table:style-name="ce1">
            <text:p>18.82997118</text:p>
          </table:table-cell>
          <table:table-cell office:value-type="float" office:value="55.277777777777779" table:style-name="ce1">
            <text:p>55.27777778</text:p>
          </table:table-cell>
          <table:table-cell office:value-type="float" office:value="199" table:style-name="ce1">
            <text:p>19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igh+Instruct</text:p>
          </table:table-cell>
          <table:table-cell office:value-type="float" office:value="14.27416712179137" table:style-name="ce1">
            <text:p>14.27416712</text:p>
          </table:table-cell>
          <table:table-cell office:value-type="float" office:value="70.555555555555557" table:style-name="ce1">
            <text:p>70.55555556</text:p>
          </table:table-cell>
          <table:table-cell office:value-type="float" office:value="254" table:style-name="ce1">
            <text:p>25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igh+Instruct</text:p>
          </table:table-cell>
          <table:table-cell office:value-type="float" office:value="19.935926773455382" table:style-name="ce1">
            <text:p>19.93592677</text:p>
          </table:table-cell>
          <table:table-cell office:value-type="float" office:value="78.611111111111114" table:style-name="ce1">
            <text:p>78.61111111</text:p>
          </table:table-cell>
          <table:table-cell office:value-type="float" office:value="283" table:style-name="ce1">
            <text:p>28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igh+Instruct</text:p>
          </table:table-cell>
          <table:table-cell office:value-type="float" office:value="14.22754491017964" table:style-name="ce1">
            <text:p>14.22754491</text:p>
          </table:table-cell>
          <table:table-cell office:value-type="float" office:value="77.5" table:style-name="ce1">
            <text:p>77.5</text:p>
          </table:table-cell>
          <table:table-cell office:value-type="float" office:value="279" table:style-name="ce1">
            <text:p>27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igh+Instruct</text:p>
          </table:table-cell>
          <table:table-cell office:value-type="float" office:value="19.04956268221574" table:style-name="ce1">
            <text:p>19.04956268</text:p>
          </table:table-cell>
          <table:table-cell office:value-type="float" office:value="59.444444444444443" table:style-name="ce1">
            <text:p>59.44444444</text:p>
          </table:table-cell>
          <table:table-cell office:value-type="float" office:value="214" table:style-name="ce1">
            <text:p>21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igh+Instruct</text:p>
          </table:table-cell>
          <table:table-cell office:value-type="float" office:value="14.75776397515528" table:style-name="ce1">
            <text:p>14.75776398</text:p>
          </table:table-cell>
          <table:table-cell office:value-type="float" office:value="72.777777777777771" table:style-name="ce1">
            <text:p>72.77777778</text:p>
          </table:table-cell>
          <table:table-cell office:value-type="float" office:value="262" table:style-name="ce1">
            <text:p>26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igh+Instruct</text:p>
          </table:table-cell>
          <table:table-cell office:value-type="float" office:value="14.104695089044792" table:style-name="ce1">
            <text:p>14.10469509</text:p>
          </table:table-cell>
          <table:table-cell office:value-type="float" office:value="57.222222222222221" table:style-name="ce1">
            <text:p>57.22222222</text:p>
          </table:table-cell>
          <table:table-cell office:value-type="float" office:value="206" table:style-name="ce1">
            <text:p>20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igh+Instruct</text:p>
          </table:table-cell>
          <table:table-cell office:value-type="float" office:value="14.455752212389379" table:style-name="ce1">
            <text:p>14.45575221</text:p>
          </table:table-cell>
          <table:table-cell office:value-type="float" office:value="66.388888888888886" table:style-name="ce1">
            <text:p>66.38888889</text:p>
          </table:table-cell>
          <table:table-cell office:value-type="float" office:value="239" table:style-name="ce1">
            <text:p>23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igh+Instruct</text:p>
          </table:table-cell>
          <table:table-cell office:value-type="float" office:value="19.860182370820667" table:style-name="ce1">
            <text:p>19.86018237</text:p>
          </table:table-cell>
          <table:table-cell office:value-type="float" office:value="76.666666666666671" table:style-name="ce1">
            <text:p>76.66666667</text:p>
          </table:table-cell>
          <table:table-cell office:value-type="float" office:value="276" table:style-name="ce1">
            <text:p>27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igh+Instruct</text:p>
          </table:table-cell>
          <table:table-cell office:value-type="float" office:value="18.213240418118467" table:style-name="ce1">
            <text:p>18.21324042</text:p>
          </table:table-cell>
          <table:table-cell office:value-type="float" office:value="76.944444444444443" table:style-name="ce1">
            <text:p>76.94444444</text:p>
          </table:table-cell>
          <table:table-cell office:value-type="float" office:value="277" table:style-name="ce1">
            <text:p>277</text:p>
          </table:table-cell>
          <table:table-cell table:number-columns-repeated="16380"/>
        </table:table-row>
        <table:table-row table:number-rows-repeated="104842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2pt" style:font-size-asian="12pt" style:font-size-complex="12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0509</meta:generator>
    <meta:initial-creator>Carolyn Ritchey</meta:initial-creator>
    <dc:creator>Carolyn Ritchey</dc:creator>
    <meta:creation-date>2021-06-07T13:35:25Z</meta:creation-date>
    <dc:date>2021-06-07T13:46:20Z</dc:date>
  </office:meta>
</office:document-meta>
</file>